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85256149A2A9E0E9B6.png" manifest:media-type="image/png"/>
  <manifest:file-entry manifest:full-path="Pictures/1000020100000143000001107E8A9C0F6CADE4C9.png" manifest:media-type="image/png"/>
  <manifest:file-entry manifest:full-path="Pictures/100002010000012C0000005D8253DD6E1D2610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fill="none" draw:opacity="0%" draw:textarea-horizontal-align="justify" draw:textarea-vertical-align="middle" draw:auto-grow-height="false" fo:min-height="4.83cm" fo:min-width="7.438cm" draw:shadow-offset-x="0.203cm" draw:shadow-offset-y="0.203cm" draw:shadow-opacity="0%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gradient" draw:fill-color="#00b0f0" draw:fill-gradient-name="Gradient_20_1" draw:gradient-step-count="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/>
    </style:style>
    <style:style style:name="gr4" style:family="graphic" style:parent-style-name="standard">
      <style:graphic-properties svg:stroke-color="#ff0000" draw:fill="none" draw:opacity="0%" draw:textarea-horizontal-align="justify" draw:textarea-vertical-align="middle" draw:auto-grow-height="false" fo:min-height="6.417cm" fo:min-width="16.997cm" draw:shadow-opacity="0%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 style:list-style-name="L2">
      <style:graphic-properties draw:stroke="solid" svg:stroke-width="0.106cm" svg:stroke-color="#ffffff" draw:marker-start="" draw:marker-start-width="0.2cm" draw:marker-start-center="false" draw:marker-end="" draw:marker-end-width="0.2cm" draw:marker-end-center="false" svg:stroke-linecap="butt" draw:fill="gradient" draw:fill-color="#00b0f0" draw:fill-gradient-name="Gradient_20_1" draw:gradient-step-count="0" draw:textarea-horizontal-align="center" draw:textarea-vertical-align="top" draw:auto-grow-height="false" draw:fit-to-size="false" style:shrink-to-fit="false" fo:min-height="1.545cm" fo:min-width="2.119cm" fo:padding-top="0.127cm" fo:padding-bottom="0.127cm" fo:padding-left="0.254cm" fo:padding-right="0.254cm" fo:wrap-option="wrap" draw:shadow="visible" draw:shadow-offset-x="0cm" draw:shadow-offset-y="0.106cm" draw:shadow-color="#000000" draw:shadow-opacity="40%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00b0f0" draw:fill-gradient-name="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5.08cm" svg:x="1.317cm" svg:y="2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758cm" svg:height="2.094cm" svg:x="1.905cm" svg:y="3.507cm">
          <draw:image xlink:href="Pictures/100002010000012C0000005D8253DD6E1D261070.png" xlink:type="simple" xlink:show="embed" xlink:actuate="onLoad" draw:mime-type="image/png">
            <text:p/>
          </draw:image>
        </draw:frame>
        <draw:frame draw:style-name="gr2" draw:text-style-name="P2" draw:layer="layout" svg:width="4.245cm" svg:height="3.575cm" svg:x="13.2cm" svg:y="2.622cm">
          <draw:image xlink:href="Pictures/1000020100000143000001107E8A9C0F6CADE4C9.png" xlink:type="simple" xlink:show="embed" xlink:actuate="onLoad" draw:mime-type="image/png">
            <text:p/>
          </draw:image>
        </draw:frame>
        <draw:frame draw:style-name="gr2" draw:text-style-name="P2" draw:layer="layout" svg:width="5.19cm" svg:height="3.137cm" svg:x="22.115cm" svg:y="2.572cm">
          <draw:image xlink:href="Pictures/10000201000000DC00000085256149A2A9E0E9B6.png" xlink:type="simple" xlink:show="embed" xlink:actuate="onLoad" draw:mime-type="image/png">
            <text:p/>
          </draw:image>
        </draw:frame>
        <draw:g draw:name="Arrow-Sketch-2_1">
          <draw:path draw:style-name="gr3" draw:text-style-name="P3" draw:layer="layout" svg:width="1.827cm" svg:height="2.899cm" draw:transform="skewX (-0.000698131700797743) rotate (-1.51651658705787) translate (12.8349053869561cm 3.45109406246187cm)" svg:viewBox="0 0 1828 2900" svg:d="M1828 1324c-18 81-428 54-443 54 0 0 65 6-4 0-58 164 0 532 19 707 40 430 16 790-74 815-176-29-390-467-471-470-62-8-303 453-444 460-216-8-87-435-19-752 68-293 142-619 68-727-13-15-443 44-460-49-9-270 655-1358 889-1362 165-2 852 1085 939 1324z">
            <text:p/>
          </draw:path>
        </draw:g>
        <draw:custom-shape draw:style-name="gr4" draw:text-style-name="P1" draw:layer="layout" svg:width="17.497cm" svg:height="6.667cm" svg:x="0.5cm" svg:y="1.18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05cm" svg:height="0.962cm" svg:x="16.075cm" svg:y="6.79cm">
          <draw:text-box>
            <text:p>Host</text:p>
          </draw:text-box>
        </draw:frame>
        <draw:frame draw:style-name="gr5" draw:text-style-name="P4" draw:layer="layout" svg:width="4.045cm" svg:height="0.962cm" svg:x="5.38cm" svg:y="5.982cm">
          <draw:text-box>
            <text:p>Workstation</text:p>
          </draw:text-box>
        </draw:frame>
        <draw:g draw:name="Arrow-Sketch-2_2">
          <draw:path draw:style-name="gr6" draw:text-style-name="P3" draw:layer="layout" svg:width="1.827cm" svg:height="2.899cm" draw:transform="skewX (-0.00069813170079773) rotate (-1.51651658705787) translate (21.4359053869561cm 3.50409406246187cm)" svg:viewBox="0 0 1828 2900" svg:d="M1828 1324c-18 81-428 54-443 54 0 0 65 6-4 0-58 164 0 532 19 707 40 430 16 790-74 815-176-29-390-467-471-470-62-8-303 453-444 460-216-8-87-435-19-752 68-293 142-619 68-727-13-15-443 44-460-49-9-270 655-1358 889-1362 165-2 852 1085 939 1324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7b7d88" draw:end-color="#36384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7T12:08:04.991114350</meta:creation-date>
    <dc:date>2021-03-27T12:54:50.707311589</dc:date>
    <meta:editing-duration>PT26M21S</meta:editing-duration>
    <meta:editing-cycles>9</meta:editing-cycles>
    <meta:generator>LibreOffice/7.0.4.2$Linux_X86_64 LibreOffice_project/00$Build-2</meta:generator>
    <meta:document-statistic meta:object-count="11"/>
  </office:meta>
</office:document-meta>
</file>